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e70" officeooo:paragraph-rsid="00167e70"/>
    </style:style>
    <style:style style:name="P2" style:family="paragraph" style:parent-style-name="Standard">
      <style:text-properties officeooo:rsid="00187801" officeooo:paragraph-rsid="00187801"/>
    </style:style>
    <style:style style:name="P3" style:family="paragraph" style:parent-style-name="Standard">
      <style:text-properties officeooo:rsid="00187801" officeooo:paragraph-rsid="001aa21e"/>
    </style:style>
    <style:style style:name="P4" style:family="paragraph" style:parent-style-name="Standard">
      <style:text-properties officeooo:paragraph-rsid="00187801"/>
    </style:style>
    <style:style style:name="P5" style:family="paragraph" style:parent-style-name="Standard">
      <style:text-properties officeooo:rsid="00191f5f" officeooo:paragraph-rsid="00191f5f"/>
    </style:style>
    <style:style style:name="P6" style:family="paragraph" style:parent-style-name="Standard">
      <style:text-properties officeooo:rsid="001aa21e" officeooo:paragraph-rsid="001aa2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7801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87801" fo:background-color="#ffff00" loext:char-shading-value="0"/>
    </style:style>
    <style:style style:name="T5" style:family="text">
      <style:text-properties officeooo:rsid="00191f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adora</text:p>
      <text:p text:style-name="P1"/>
      <text:p text:style-name="P1">A calculadora terá <text:span text:style-name="T1">botões de número, botões de operações</text:span> (soma, subtração,divisão,multiplicação) e um <text:span text:style-name="T1">display</text:span>. Inicialmente o usuário vai <text:span text:style-name="T3">pressionar</text:span> um <text:span text:style-name="T3">botão de numero</text:span> que <text:span text:style-name="T3">aparece</text:span> no <text:span text:style-name="T1">display</text:span>. O usuário pode <text:span text:style-name="T3">apertar</text:span> o <text:span text:style-name="T1">botão de numero</text:span> quantas vezes for necessário, <text:span text:style-name="T3">aparecendo</text:span> no <text:span text:style-name="T1">display</text:span>. Em seguida o usuário irá <text:span text:style-name="T3">escolher</text:span> um <text:span text:style-name="T1">botão de operação</text:span> que <text:span text:style-name="T3">armazenara</text:span> o valor do <text:span text:style-name="T1">display</text:span> para <text:span text:style-name="T3">executar</text:span> a <text:span text:style-name="T1">operação</text:span> escolhida. Mais uma vez o usuário vai <text:span text:style-name="T3">apertar</text:span> outros <text:span text:style-name="T1">botões de número.</text:span></text:p>
      <text:p text:style-name="P1"/>
      <text:p text:style-name="P1">Ao final o usuário pode <text:span text:style-name="T3">escolher</text:span> mais um <text:span text:style-name="T1">botão de operação,</text:span> <text:span text:style-name="T3">armazenando</text:span> o resultado da ultima <text:span text:style-name="T1">operação</text:span> e <text:span text:style-name="T3">mostrando</text:span> no <text:span text:style-name="T1">display</text:span>, ou <text:span text:style-name="T3">a</text:span><text:span text:style-name="T4">pe</text:span><text:span text:style-name="T3">rtar</text:span> o <text:span text:style-name="T1">botão de igual</text:span>, <text:span text:style-name="T3">finalizando</text:span> as <text:span text:style-name="T1">operações</text:span> da calculadora e <text:span text:style-name="T3">limpando</text:span> a <text:span text:style-name="T1">memoria</text:span> de operações.</text:p>
      <text:p text:style-name="P1"/>
      <text:p text:style-name="P2">Se o usuuario errar algum numero ou operação, apertara o <text:span text:style-name="T1">botão de limpar</text:span> para apagar a <text:span text:style-name="T1">memoria</text:span> e o <text:span text:style-name="T1">display</text:span></text:p>
      <text:p text:style-name="P1"/>
      <text:p text:style-name="P2">O Display irá mostrar os numeros e operacoes e o resultado em baixo</text:p>
      <text:p text:style-name="P1"/>
      <text:p text:style-name="P1"/>
      <text:p text:style-name="P6">[‘123’,’+’</text:p>
      <text:p text:style-name="P1"/>
      <text:p text:style-name="P2">BotaoDeNumero <text:span text:style-name="T5">(</text:span>0...9 ,<text:span text:style-name="T5">)</text:span></text:p>
      <text:p text:style-name="P2"><text:tab/>pressionar</text:p>
      <text:p text:style-name="P2"><text:tab/>apareceDisplay</text:p>
      <text:p text:style-name="P3"><text:tab/>executarResultadoParcial</text:p>
      <text:p text:style-name="P3"><text:tab/></text:p>
      <text:p text:style-name="P2"/>
      <text:p text:style-name="P2">BotaoDeOperacao (Soma,Subtração, Multiplicação, Divisao)</text:p>
      <text:p text:style-name="P2"><text:tab/>pressionar</text:p>
      <text:p text:style-name="P4"><text:span text:style-name="T2"><text:tab/>aparecerDisplay</text:span></text:p>
      <text:p text:style-name="P2"><text:tab/>colocaNumeroMemoria</text:p>
      <text:p text:style-name="P3"><text:tab/>executarResultadoParcial</text:p>
      <text:p text:style-name="P2"/>
      <text:p text:style-name="P2">BotaoDeLimpar</text:p>
      <text:p text:style-name="P2"><text:tab/>LimparMemoria</text:p>
      <text:p text:style-name="P2"><text:tab/>LimparDIsplay</text:p>
      <text:p text:style-name="P2"/>
      <text:p text:style-name="P5">BotaoIgual (Memoria)</text:p>
      <text:p text:style-name="P5"><text:tab/>ExecutaResultadoFinal</text:p>
      <text:p text:style-name="P5"><text:tab/>LimpaMemoria</text:p>
      <text:p text:style-name="P5"><text:tab/>ColocaResultadoMemoria</text:p>
      <text:p text:style-name="P2"/>
      <text:p text:style-name="P2"/>
      <text:p text:style-name="P2">Display <text:span text:style-name="T5">(Numero,Operaçao,Igual, limpar)</text:span></text:p>
      <text:p text:style-name="P2"><text:tab/>MostraNumeroOperacoes</text:p>
      <text:p text:style-name="P2"><text:tab/>MostrarResultadoParcial</text:p>
      <text:p text:style-name="P2"><text:tab/></text:p>
      <text:p text:style-name="P2"/>
      <text:p text:style-name="P2">Memoria <text:span text:style-name="T5">(Operacao,Igual)</text:span></text:p>
      <text:p text:style-name="P2"><text:tab/>ArmazenarResultadoParcial</text:p>
      <text:p text:style-name="P2"><text:tab/></text:p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6T11:19:15.268251154</meta:creation-date>
    <dc:date>2021-12-26T21:21:21.021293429</dc:date>
    <meta:editing-duration>PT9H18M45S</meta:editing-duration>
    <meta:editing-cycles>1</meta:editing-cycles>
    <meta:document-statistic meta:table-count="0" meta:image-count="0" meta:object-count="0" meta:page-count="2" meta:paragraph-count="30" meta:word-count="177" meta:character-count="1353" meta:non-whitespace-character-count="1185"/>
    <meta:generator>LibreOffice/6.4.7.2$Linux_X86_64 LibreOffice_project/40$Build-2</meta:generator>
  </office:meta>
</office:document-meta>
</file>